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: GREEN/GREEN - Presenter's laptop on both monitor and projector.</text:p>
      <text:p text:style-name="Preformatted_20_Text">BETWEEN TALKS / SETUP: RED/GREEN - Presenter's laptop on monitor, slide show on projector.</text:p>
      <text:p text:style-name="Preformatted_20_Text"/>
      <text:p text:style-name="Preformatted_20_Text">dark: off/off - nothing on monitor or slideshow</text:p>
      <text:p text:style-name="Preformatted_20_Text">debug: red/red - slide show to both monitor and projector.</text:p>
      <text:p text:style-name="Preformatted_20_Text"/>
      <text:p text:style-name="Preformatted_20_Text"><text:span text:style-name="T1">Normal operation:</text:span> <text:s/></text:p>
      <text:p text:style-name="Preformatted_20_Text">Push button 1 to flip projector between slide show and presenter's laptop.</text:p>
      <text:p text:style-name="Preformatted_20_Text">Start with red-green. <text:s/>slide show projected, monitor shows presenter's laptop. <text:s/>presenter hooks up laptop and figures out how to get his display showing on monitor.</text:p>
      <text:p text:style-name="Preformatted_20_Text">When talk is about to start: press button 1 twice. lights are now green-green. <text:s/>Presenter gives talk.</text:p>
      <text:p text:style-name="Preformatted_20_Text">When talk is over, press button 1 once. <text:s/>This puts back to red-geen.</text:p>
      <text:p text:style-name="Preformatted_20_Text"/>
      <text:p text:style-name="Preformatted_20_Text">Key:</text:p>
      <text:p text:style-name="Preformatted_20_Text">Button 1 (right): projector <text:s/></text:p>
      <text:p text:style-name="Preformatted_20_Text">Button 2 (left): lcd monitor </text:p>
      <text:p text:style-name="Preformatted_20_Text">Green(A): presenter's laptop</text:p>
      <text:p text:style-name="Preformatted_20_Text">Red(B): slide show </text:p>
      <text:p text:style-name="Preformatted_20_Text">Off: no output</text:p>
      <text:p text:style-name="Preformatted_20_Text"/>
      <text:p text:style-name="Preformatted_20_Text"/>
      <text:p text:style-name="Preformatted_20_Text">Cable Connections:</text:p>
      <text:p text:style-name="Preformatted_20_Text">B (top) - from slide show vga card</text:p>
      <text:p text:style-name="Preformatted_20_Text">A (bottom left) - from presenter's laptop</text:p>
      <text:p text:style-name="Preformatted_20_Text">2 (middle) - to lcd monitor</text:p>
      <text:p text:style-name="Preformatted_20_Text">1 (right) - to twinpact in, twinpact out to projector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163" meta:character-count="994" meta:non-whitespace-character-count="841"/>
    <dc:date>2012-03-07T06:19:57</dc:date>
    <dc:creator>Carl Karsten</dc:creator>
    <meta:generator>LibreOffice/3.4$Unix LibreOffice_project/340m1$Build-402</meta:generator>
  </office:meta>
</office:document-meta>
</file>